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bb37f" officeooo:paragraph-rsid="001bb37f"/>
    </style:style>
    <style:style style:name="P2" style:family="paragraph" style:parent-style-name="Heading_20_2">
      <style:text-properties officeooo:rsid="001d97e0" officeooo:paragraph-rsid="001d97e0"/>
    </style:style>
    <style:style style:name="P3" style:family="paragraph" style:parent-style-name="Heading_20_3">
      <style:text-properties officeooo:rsid="001bb37f" officeooo:paragraph-rsid="001bb37f"/>
    </style:style>
    <style:style style:name="P4" style:family="paragraph" style:parent-style-name="Preformatted_20_Text">
      <style:text-properties officeooo:rsid="001bb37f" officeooo:paragraph-rsid="001bb37f"/>
    </style:style>
    <style:style style:name="P5" style:family="paragraph" style:parent-style-name="Preformatted_20_Text">
      <style:text-properties officeooo:rsid="001bb37f" officeooo:paragraph-rsid="001d97e0"/>
    </style:style>
    <style:style style:name="P6" style:family="paragraph" style:parent-style-name="Preformatted_20_Text">
      <style:text-properties officeooo:paragraph-rsid="001d97e0"/>
    </style:style>
    <style:style style:name="P7" style:family="paragraph" style:parent-style-name="Preformatted_20_Text">
      <style:text-properties officeooo:rsid="00252300" officeooo:paragraph-rsid="00252300"/>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officeooo:paragraph-rsid="001d97e0"/>
    </style:style>
    <style:style style:name="P10" style:family="paragraph" style:parent-style-name="Standard">
      <style:text-properties officeooo:rsid="001bb37f" officeooo:paragraph-rsid="001bb37f"/>
    </style:style>
    <style:style style:name="P11" style:family="paragraph" style:parent-style-name="Standard">
      <style:text-properties officeooo:rsid="001ef238" officeooo:paragraph-rsid="001ef238"/>
    </style:style>
    <style:style style:name="P12" style:family="paragraph" style:parent-style-name="Standard">
      <style:text-properties officeooo:rsid="001ffff8" officeooo:paragraph-rsid="001ffff8"/>
    </style:style>
    <style:style style:name="P13" style:family="paragraph" style:parent-style-name="Standard">
      <style:text-properties officeooo:rsid="001ffff8" officeooo:paragraph-rsid="00252300"/>
    </style:style>
    <style:style style:name="P14" style:family="paragraph" style:parent-style-name="Standard">
      <style:text-properties officeooo:rsid="00252300" officeooo:paragraph-rsid="00252300"/>
    </style:style>
    <style:style style:name="P15" style:family="paragraph" style:parent-style-name="Standard">
      <style:text-properties officeooo:rsid="0025c8c0" officeooo:paragraph-rsid="0025c8c0"/>
    </style:style>
    <style:style style:name="P16" style:family="paragraph" style:parent-style-name="Text_20_body">
      <style:text-properties officeooo:rsid="001bb37f" officeooo:paragraph-rsid="001c4242"/>
    </style:style>
    <style:style style:name="P17" style:family="paragraph" style:parent-style-name="Text_20_body">
      <style:text-properties officeooo:paragraph-rsid="001bb37f"/>
    </style:style>
    <style:style style:name="P18" style:family="paragraph" style:parent-style-name="Text_20_body" style:list-style-name="L1"/>
    <style:style style:name="P19" style:family="paragraph" style:parent-style-name="Text_20_body" style:list-style-name="L1">
      <style:text-properties officeooo:rsid="001bb37f" officeooo:paragraph-rsid="001bb37f"/>
    </style:style>
    <style:style style:name="T1" style:family="text">
      <style:text-properties fo:font-weight="bold"/>
    </style:style>
    <style:style style:name="T2" style:family="text">
      <style:text-properties officeooo:rsid="001bb37f"/>
    </style:style>
    <style:style style:name="T3" style:family="text">
      <style:text-properties officeooo:rsid="00263d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GIT COMMANDS</text:h>
      <text:p text:style-name="P5">echo "# Task" &gt;&gt; README.md</text:p>
      <text:p text:style-name="P6">git init</text:p>
      <text:p text:style-name="P6">git add README.md</text:p>
      <text:p text:style-name="P6">git commit -m "first commit"</text:p>
      <text:p text:style-name="P6">git branch -M main</text:p>
      <text:p text:style-name="P6">git remote add origin https://github.com/devnagariya/Task.git</text:p>
      <text:p text:style-name="P9">git push -u origin main</text:p>
      <text:p text:style-name="P11">Clone </text:p>
      <text:p text:style-name="P11">git clone <text:a xlink:type="simple" xlink:href="https://github.com/devnagariya/Task" text:style-name="Internet_20_link" text:visited-style-name="Visited_20_Internet_20_Link">https://github.com/devnagariya/Task</text:a></text:p>
      <text:p text:style-name="P11"/>
      <text:p text:style-name="P12">To check last operation of git </text:p>
      <text:p text:style-name="P12">git log </text:p>
      <text:p text:style-name="P12">git show SHA-1_ID</text:p>
      <text:p text:style-name="P12"/>
      <text:p text:style-name="P14">Move</text:p>
      <text:p text:style-name="P7">git mv string.c src/</text:p>
      <text:p text:style-name="P13"/>
      <text:p text:style-name="P12">SHA-1_ID will get from git log</text:p>
      <text:p text:style-name="P12"/>
      <text:p text:style-name="P14">git stash </text:p>
      <text:p text:style-name="P14">git pull</text:p>
      <text:p text:style-name="P15">git Rename</text:p>
      <text:p text:style-name="P8"><text:span text:style-name="Source_20_Text"/></text:p>
      <text:p text:style-name="P8"><text:span text:style-name="Source_20_Text">git checkout HEAD </text:span><text:span text:style-name="Source_20_Text"><text:span text:style-name="T3">filename</text:span></text:span><text:span text:style-name="Source_20_Text">-----</text:span><text:span text:style-name="Source_20_Text"><text:span text:style-name="T3">to revert file without commint </text:span></text:span><text:span text:style-name="Source_20_Text"><text:s/></text:span></text:p>
      <text:p text:style-name="Text_20_body"/>
      <text:p text:style-name="Text_20_body"/>
      <text:p text:style-name="Text_20_body"/>
      <text:h text:style-name="Heading_20_2" text:outline-level="2">Version Control System</text:h>
      <text:p text:style-name="Standard"><text:span text:style-name="T1">Version Control System (VCS)</text:span> is a software that helps software developers to work together and maintain a complete history of their work.</text:p>
      <text:p text:style-name="Standard"/>
      <text:p text:style-name="P10">Types :- </text:p>
      <text:p text:style-name="P10"/>
      <text:list xml:id="list1370751439" text:style-name="L1">
        <text:list-item>
          <text:p text:style-name="P19">Centralized version control system (CVCS). </text:p>
        </text:list-item>
        <text:list-item>
          <text:p text:style-name="P18">Distributed/Decentralized version control system (DVCS)</text:p>
        </text:list-item>
      </text:list>
      <text:p text:style-name="Text_20_body">Centralized version control system (CVCS) uses a central server to store all files and enables team collaboration. But the major drawback of CVCS is its single point of failure, i.e., failure of the central server. </text:p>
      <text:p text:style-name="P17"><text:span text:style-name="T2">DVCS :- </text:span>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text:soft-page-break/>changes, create branches, view logs, and perform other operations when you are offline. You require network connection only to publish your changes and take the latest changes.</text:p>
      <text:p text:style-name="P10"/>
      <text:h text:style-name="P1" text:outline-level="2">Advantages of Git</text:h>
      <text:p text:style-name="P10">Fast and small</text:p>
      <text:p text:style-name="P10">free and open source</text:p>
      <text:p text:style-name="P10">implict backup</text:p>
      <text:p text:style-name="P10">security</text:p>
      <text:p text:style-name="P10">no need of powerfull tool</text:p>
      <text:p text:style-name="P10">Easier branching</text:p>
      <text:p text:style-name="P10"/>
      <text:p text:style-name="P10">DVCS terminology:-</text:p>
      <text:p text:style-name="P10">Local Repository</text:p>
      <text:p text:style-name="P10"/>
      <text:p text:style-name="P16">Every VCS tool provides a private workplace as a working copy. </text:p>
      <text:p text:style-name="P16">Developers make changes in their private workplace and after commit, these changes become a part of the repository. </text:p>
      <text:p text:style-name="P16">Git takes it one step further by providing them a private copy of the whole repository. </text:p>
      <text:p text:style-name="P16">Users can perform many operations with this repository such as add file, remove file, rename file, move file, commit changes, and many more.</text:p>
      <text:h text:style-name="P3" text:outline-level="3">Working Directory and Staging Area or Index</text:h>
      <text:p text:style-name="P16">The working directory is the place where files are checked out. In other CVCS, developers generally make modifications and commit their changes directly to the repository. But Git uses a different strategy. </text:p>
      <text:p text:style-name="P16"/>
      <text:p text:style-name="P16"/>
      <text:p text:style-name="P16"/>
      <text:p text:style-name="P16">Git doesn’t track each and every modified file. Whenever you do commit an operation, Git looks for the files present in the staging area. Only those files present in the staging area are considered for commit and not all the modified file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12:52:47.477494132</meta:creation-date>
    <dc:date>2021-03-04T17:20:26.662544820</dc:date>
    <meta:editing-duration>PT2H50M21S</meta:editing-duration>
    <meta:editing-cycles>4</meta:editing-cycles>
    <meta:generator>LibreOffice/6.4.6.2$Linux_X86_64 LibreOffice_project/40$Build-2</meta:generator>
    <meta:document-statistic meta:table-count="0" meta:image-count="0" meta:object-count="0" meta:page-count="2" meta:paragraph-count="43" meta:word-count="402" meta:character-count="2444" meta:non-whitespace-character-count="2075"/>
  </office:meta>
</office:document-meta>
</file>